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5948598631406519534"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2293495725033482174"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4175998739073086419"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8571447289776511774"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1800743752810739575"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144762503302959884"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2323310517297953374"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4551961260961534258"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7761971925688596257"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7385592096434279850"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208180685252400668"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2973255651140256479"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8462527471620539536"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1947240702483623044"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5460172162738540756" text:style-name="L15">
        <text:list-item>
          <text:p text:style-name="P24">Special Clipping Matrix eingeführt, weil das definitiv die MVP-Matrix der anderen Kamera ist, wobei die Modelmatrix auch etwas anderes sein kann</text:p>
        </text:list-item>
      </text:list>
      <text:p text:style-name="Standard"/>
      <text:list xml:id="list555059056052660967"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7616615210406832602"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43392561"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6934581432937402554"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5596556476771072592"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5180635900449574133"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632301479470180615"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1594400076720704384"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6256125134575174971"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8267521316534035842"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3949176562308590003"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267123870792218984"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5524892706847041504"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1224548375983681403"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4159647314674435262"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334115990931524511"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80141714818881415"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8770454383401815971"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1808565838394401519"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3019954109129620699"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7420837214641209222"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224952953232263953"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2929316036486393055"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4710385618197883072"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633895087266717834"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7645120285421132005"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6464755514381309399"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3719112230713272848"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4714905852552890650"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43399956"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43395596"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5822632004707914055"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375566168300212878"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43391331"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43397274"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43396483"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7093387659067214950"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9047631718153885152"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2081199498310829501"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43407513"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6136272854480110723"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3572518754621013214"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9120062795598722374"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12.19</text:p>
      <text:p text:style-name="Standard"/>
      <text:list xml:id="list5289199081596585501"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19</text:p>
      <text:p text:style-name="Standard"/>
      <text:list xml:id="list8939474277656469675" text:style-name="L53">
        <text:list-item>
          <text:p text:style-name="P83">asdf</text:p>
        </text:list-item>
        <text:list-item>
          <text:p text:style-name="P83"><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1T23:19:09.57</dc:date>
    <dc:creator>Max Linke</dc:creator>
    <meta:editing-duration>PT15H22M47S</meta:editing-duration>
    <meta:editing-cycles>125</meta:editing-cycles>
    <meta:generator>OpenOffice/4.1.6$Win32 OpenOffice.org_project/416m1$Build-9790</meta:generator>
    <meta:document-statistic meta:table-count="0" meta:image-count="0" meta:object-count="0" meta:page-count="38" meta:paragraph-count="1179" meta:word-count="14553" meta:character-count="94796"/>
  </office:meta>
</office:document-meta>
</file>